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7215">
            <text:p>AA-27215</text:p>
          </table:table-cell>
          <table:table-cell office:value-type="float" office:value="57.28">
            <text:p>57.28</text:p>
          </table:table-cell>
          <table:table-cell office:value-type="float" office:value="-5.59">
            <text:p>-5.59</text:p>
          </table:table-cell>
          <table:table-cell office:value-type="float" office:value="1730.0">
            <text:p>17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7">
            <text:p>0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7217">
            <text:p>AA-27217</text:p>
          </table:table-cell>
          <table:table-cell office:value-type="float" office:value="57.28">
            <text:p>57.28</text:p>
          </table:table-cell>
          <table:table-cell office:value-type="float" office:value="-5.59">
            <text:p>-5.59</text:p>
          </table:table-cell>
          <table:table-cell office:value-type="float" office:value="1150.0">
            <text:p>115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9">
            <text:p>0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CAM-38851">
            <text:p>CAM-38851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7280.0">
            <text:p>728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.89">
            <text:p>3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7216">
            <text:p>AA-27216</text:p>
          </table:table-cell>
          <table:table-cell office:value-type="float" office:value="57.28">
            <text:p>57.28</text:p>
          </table:table-cell>
          <table:table-cell office:value-type="float" office:value="-5.59">
            <text:p>-5.59</text:p>
          </table:table-cell>
          <table:table-cell office:value-type="float" office:value="880.0">
            <text:p>8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7">
            <text:p>SUERC-3007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596.0">
            <text:p>2596.0</text:p>
          </table:table-cell>
          <table:table-cell office:value-type="float" office:value="26.0">
            <text:p>26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7">
            <text:p>3.67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6">
            <text:p>SUERC-3006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398.0">
            <text:p>2398.0</text:p>
          </table:table-cell>
          <table:table-cell office:value-type="float" office:value="26.0">
            <text:p>26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7">
            <text:p>3.67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44936">
            <text:p>AA-44936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9003.0">
            <text:p>9003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9">
            <text:p>2.3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3">
            <text:p>SUERC-3003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145.0">
            <text:p>2145.0</text:p>
          </table:table-cell>
          <table:table-cell office:value-type="float" office:value="22.0">
            <text:p>2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35">
            <text:p>3.35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2">
            <text:p>SUERC-3002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638.0">
            <text:p>2638.0</text:p>
          </table:table-cell>
          <table:table-cell office:value-type="float" office:value="22.0">
            <text:p>22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6">
            <text:p>3.96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69">
            <text:p>AA-23869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3950.0">
            <text:p>3950.0</text:p>
          </table:table-cell>
          <table:table-cell office:value-type="float" office:value="80.0">
            <text:p>8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9">
            <text:p>2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1">
            <text:p>SUERC-3001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306.0">
            <text:p>2306.0</text:p>
          </table:table-cell>
          <table:table-cell office:value-type="float" office:value="21.0">
            <text:p>21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8">
            <text:p>3.88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5605">
            <text:p>AA-25605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7250.0">
            <text:p>725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9">
            <text:p>3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68">
            <text:p>AA-23868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710.0">
            <text:p>71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70">
            <text:p>AA-23870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6085.0">
            <text:p>6085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4">
            <text:p>3.6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71">
            <text:p>AA-23871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8370.0">
            <text:p>8370.0</text:p>
          </table:table-cell>
          <table:table-cell office:value-type="float" office:value="80.0">
            <text:p>8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9">
            <text:p>2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72">
            <text:p>AA-23872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8480.0">
            <text:p>8480.0</text:p>
          </table:table-cell>
          <table:table-cell office:value-type="float" office:value="95.0">
            <text:p>9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9">
            <text:p>2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8091">
            <text:p>AA-28091</text:p>
          </table:table-cell>
          <table:table-cell office:value-type="float" office:value="57.28">
            <text:p>57.28</text:p>
          </table:table-cell>
          <table:table-cell office:value-type="float" office:value="-5.59">
            <text:p>-5.59</text:p>
          </table:table-cell>
          <table:table-cell office:value-type="float" office:value="1495.0">
            <text:p>1495.0</text:p>
          </table:table-cell>
          <table:table-cell office:value-type="float" office:value="45.0">
            <text:p>45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6">
            <text:p>0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